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9225" officeooo:paragraph-rsid="001592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e de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9T07:58:42.800181399</meta:creation-date>
    <dc:date>2022-11-29T07:59:21.256953002</dc:date>
    <meta:editing-duration>PT39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5.1.6.2$Linux_X86_64 LibreOffice_project/10m0$Build-2</meta:generator>
  </office:meta>
</office:document-meta>
</file>